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5-07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5-05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5-03-1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4-12-1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4-09-2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4-04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4-02-0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3-11-2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3-08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3-04-1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3-03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2-10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2-09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2-05-0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2-02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1-04-2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1-03-0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0-10-2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0-09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0-04-09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9-09-1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9-06-19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9-03-20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8-06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7-12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7-03-2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6-12-1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6-09-29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6-06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6-03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5-12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5-09-2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5-06-0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5-03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4-12-03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4-09-2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4-07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4-04-01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3-12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3-09-2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3-07-0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3-03-2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2-12-1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2-08-22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2-06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2-03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1-11-30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1-09-13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1-06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1-03-1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0-12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0-09-1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0-06-2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10-03-1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9-09-2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9-06-03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9-03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8-12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8-09-04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8-05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8-03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7-11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7-08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7-06-0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6-10-2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6-04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0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200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3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7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7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705075555901</text:p>
          </table:table-cell>
          <table:table-cell office:value-type="string" calcext:value-type="string">
            <text:p>63H <text:s/>4 SOW 103C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64" meta:object-count="0"/>
    <meta:user-defined meta:name="AppVersion">3.0</meta:user-defined>
  </office:meta>
</office:document-meta>
</file>